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NGDecodeParam.getSuppressAlph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DecodeParam.getUserEx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DecodeParam.getEncode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DecodeParam.setExpandGrayAlpha( boolean expandGrayAlph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DecodeParam.setExpandPalette( boolean expandPalet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DecodeParam.getExpandPalet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DecodeParam.setPerformGammaCorrection( boolean performGammaCorr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DecodeParam.getGenerateEncode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DecodeParam.PNGDecode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NGDecodeParam.getDisplayEx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DecodeParam.getOutput8BitG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DecodeParam.setSuppressAlpha( boolean suppressAlph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DecodeParam.setDisplayExponent( float displayEx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NGDecodeParam.setGenerateEncodeParam( boolean generateEncode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DecodeParam.getExpandGrayAlph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DecodeParam.getPerformGammaCorr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DecodeParam.setEncodeParam( PNGEncodeParam encode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DecodeParam.setUserExponent( float userEx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NGDecodeParam.setOutput8BitGray( boolean output8BitG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